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25cm" fo:min-width="4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.15cm" fo:min-width="4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color="#800080" draw:marker-end="Arrowheads_20_4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800080" draw:marker-end="Arrowheads_20_5" draw:marker-end-width="0.3cm" draw:fill="none" draw:textarea-vertical-align="middle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51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67cm" loext:decorative="false"/>
      <style:paragraph-properties style:writing-mode="lr-tb"/>
    </style:style>
    <style:style style:name="gr17" style:family="graphic">
      <style:graphic-properties style:writing-mode="lr-tb" loext:decorative="fals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8.2cm" fo:min-width="3.75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7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74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0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3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color="#800080" loext:opacity="100%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c9211e" loext:opacity="100%" fo:font-size="18pt" style:font-size-asian="18pt" style:font-size-complex="18pt"/>
    </style:style>
    <style:style style:name="P7" style:family="paragraph">
      <loext:graphic-properties draw:fill="none" draw:fill-color="#ffffff"/>
      <style:text-properties fo:color="#127622" loext:opacity="100%" fo:font-size="18pt" style:font-size-asian="18pt" style:font-size-complex="18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color="#c9211e" loext:opacity="100%"/>
    </style:style>
    <style:style style:name="P10" style:family="paragraph">
      <loext:graphic-properties draw:fill="none" draw:fill-color="#ffffff"/>
      <style:text-properties fo:color="#127622" loext:opacity="100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00080" loext:opacity="100%" fo:font-size="12pt" style:font-size-asian="12pt" style:font-size-complex="12pt"/>
    </style:style>
    <style:style style:name="T3" style:family="text">
      <style:text-properties fo:color="#c9211e" loext:opacity="100%" fo:font-size="18pt" style:font-size-asian="18pt" style:font-size-complex="18pt"/>
    </style:style>
    <style:style style:name="T4" style:family="text">
      <style:text-properties fo:color="#127622" loext:opacity="100%" fo:font-size="18pt" style:font-size-asian="18pt" style:font-size-complex="18pt"/>
    </style:style>
    <style:style style:name="T5" style:family="text">
      <style:text-properties fo:color="#c9211e" loext:opacity="100%"/>
    </style:style>
    <style:style style:name="T6" style:family="text">
      <style:text-properties fo:color="#127622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cm" svg:height="4.5cm" svg:x="12cm" svg:y="2.95cm">
          <text:p text:style-name="P1">SAVE CONTEXT<text:line-break/><text:span text:style-name="T1">current 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75cm" svg:height="0.75cm" svg:x="20.75cm" svg:y="18.75cm">
          <draw:text-box>
            <text:p><text:span text:style-name="T1">0x2000200</text:span></text:p>
          </draw:text-box>
        </draw:frame>
        <draw:frame draw:style-name="gr3" draw:text-style-name="P3" draw:layer="layout" svg:width="2.65cm" svg:height="0.725cm" svg:x="20.6cm" svg:y="1.5cm">
          <draw:text-box>
            <text:p><text:span text:style-name="T1">0x2000160</text:span></text:p>
          </draw:text-box>
        </draw:frame>
        <draw:frame draw:style-name="gr2" draw:text-style-name="P3" draw:layer="layout" svg:width="3.05cm" svg:height="0.75cm" svg:x="5.95cm" svg:y="18.75cm">
          <draw:text-box>
            <text:p><text:span text:style-name="T1">0x2000400</text:span></text:p>
          </draw:text-box>
        </draw:frame>
        <draw:frame draw:style-name="gr2" draw:text-style-name="P3" draw:layer="layout" svg:width="3.3cm" svg:height="0.75cm" svg:x="5.95cm" svg:y="1.5cm">
          <draw:text-box>
            <text:p><text:span text:style-name="T1">0x2000360</text:span></text:p>
          </draw:text-box>
        </draw:frame>
        <draw:custom-shape draw:style-name="gr4" draw:text-style-name="P2" draw:layer="layout" svg:width="4.5cm" svg:height="4.4cm" svg:x="12.05cm" svg:y="13.85cm">
          <text:p text:style-name="P1">RESTORE CONTEXT<text:line-break/><text:span text:style-name="T1">next tas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4.4cm" svg:x="12.05cm" svg:y="8.45cm">
          <text:p text:style-name="P1">OS_SWITCH<text:line-break/><text:span text:style-name="T1">choose next task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199cm" svg:x="14.05cm" svg:y="1.551cm">
          <draw:text-box>
            <text:p text:style-name="P1"><text:span text:style-name="T2">SysTick PendSV</text:span><text:span text:style-name="T2"><text:line-break/></text:span><text:span text:style-name="T2">trigger</text:span></text:p>
          </draw:text-box>
        </draw:frame>
        <draw:custom-shape draw:style-name="gr6" draw:text-style-name="P2" draw:layer="layout" svg:width="2.75cm" svg:height="1cm" svg:x="12.85cm" svg:y="6.35cm">
          <text:p text:style-name="P1">PSP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5cm" svg:height="1cm" svg:x="12.95cm" svg:y="11.75cm">
          <text:p text:style-name="P1">PSP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4.25cm" svg:y1="7.5cm" svg:x2="14.25cm" svg:y2="8.4cm">
          <text:p/>
        </draw:line>
        <draw:line draw:style-name="gr8" draw:text-style-name="P5" draw:layer="layout" svg:x1="14.25cm" svg:y1="12.85cm" svg:x2="14.25cm" svg:y2="13.85cm">
          <text:p/>
        </draw:line>
        <draw:line draw:style-name="gr9" draw:text-style-name="P5" draw:layer="layout" svg:x1="12.9cm" svg:y1="12.25cm" svg:x2="7.25cm" svg:y2="12.25cm">
          <text:p/>
        </draw:line>
        <draw:line draw:style-name="gr10" draw:text-style-name="P5" draw:layer="layout" svg:x1="7.25cm" svg:y1="12.25cm" svg:x2="7.25cm" svg:y2="2.25cm">
          <text:p/>
        </draw:line>
        <draw:line draw:style-name="gr11" draw:text-style-name="P5" draw:layer="layout" svg:x1="21.9cm" svg:y1="6.95cm" svg:x2="21.9cm" svg:y2="2.35cm">
          <text:p/>
        </draw:line>
        <draw:frame draw:style-name="gr12" draw:text-style-name="P4" draw:layer="layout" svg:width="3.017cm" svg:height="1.199cm" svg:x="14.483cm" svg:y="18.5cm">
          <draw:text-box>
            <text:p text:style-name="P1"><text:span text:style-name="T2">Back to</text:span></text:p>
            <text:p text:style-name="P1"><text:span text:style-name="T2">Thread mode</text:span></text:p>
          </draw:text-box>
        </draw:frame>
        <draw:line draw:style-name="gr8" draw:text-style-name="P5" draw:layer="layout" svg:x1="14.247cm" svg:y1="18.225cm" svg:x2="14.247cm" svg:y2="19.475cm">
          <text:p/>
        </draw:line>
        <draw:line draw:style-name="gr7" draw:text-style-name="P5" draw:layer="layout" svg:x1="14.25cm" svg:y1="1.25cm" svg:x2="14.25cm" svg:y2="2.9cm">
          <text:p/>
        </draw:line>
        <draw:frame draw:style-name="gr13" draw:text-style-name="P6" draw:layer="layout" svg:width="4.134cm" svg:height="0.962cm" draw:transform="rotate (1.57638138040128) translate (6.038cm 17.5cm)">
          <draw:text-box>
            <text:p><text:span text:style-name="T3">HW <text:s/>FRAME</text:span></text:p>
          </draw:text-box>
        </draw:frame>
        <draw:frame draw:style-name="gr13" draw:text-style-name="P6" draw:layer="layout" svg:width="4.134cm" svg:height="0.962cm" draw:transform="rotate (1.57638138040128) translate (22.438cm 17.5cm)">
          <draw:text-box>
            <text:p><text:span text:style-name="T3">HW <text:s/>FRAME</text:span></text:p>
          </draw:text-box>
        </draw:frame>
        <draw:frame draw:style-name="gr14" draw:text-style-name="P7" draw:layer="layout" svg:width="4.096cm" svg:height="0.962cm" draw:transform="rotate (1.57638138040128) translate (6.038cm 8.2cm)">
          <draw:text-box>
            <text:p><text:span text:style-name="T4">SW <text:s/>FRAME</text:span></text:p>
          </draw:text-box>
        </draw:frame>
        <draw:frame draw:style-name="gr14" draw:text-style-name="P7" draw:layer="layout" svg:width="4.096cm" svg:height="0.962cm" draw:transform="rotate (1.57638138040128) translate (22.423cm 8.2cm)">
          <draw:text-box>
            <text:p><text:span text:style-name="T4">SW <text:s/>FRAME</text:span></text:p>
          </draw:text-box>
        </draw:frame>
        <draw:frame draw:style-name="gr15" draw:text-style-name="P3" draw:layer="layout" svg:width="3.3cm" svg:height="0.725cm" svg:x="9.25cm" svg:y="18.775cm">
          <draw:text-box>
            <text:p><text:span text:style-name="T1">@Gadi Teicher</text:span></text:p>
          </draw:text-box>
        </draw:frame>
        <draw:line draw:style-name="gr9" draw:text-style-name="P5" draw:layer="layout" svg:x1="21.9cm" svg:y1="6.9cm" svg:x2="15.65cm" svg:y2="6.9cm">
          <text:p/>
        </draw:line>
        <draw:frame draw:style-name="gr16" draw:text-style-name="P3" draw:layer="layout" svg:width="4.367cm" svg:height="0.725cm" svg:x="12.133cm" svg:y="17.275cm">
          <draw:text-box>
            <text:p><text:span text:style-name="T1">(LR = 0xFFFFFFFD)</text:span></text:p>
          </draw:text-box>
        </draw:frame>
        <draw:g draw:style-name="gr17">
          <draw:custom-shape draw:style-name="gr18" draw:text-style-name="P8" draw:layer="layout" svg:width="4.25cm" svg:height="18.45cm" svg:x="1.6cm" svg:y="1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9" draw:layer="layout" svg:width="2.25cm" svg:height="0.962cm" svg:x="2.65cm" svg:y="18.75cm">
            <draw:text-box>
              <text:p><text:span text:style-name="T5">xSPR</text:span></text:p>
            </draw:text-box>
          </draw:frame>
          <draw:line draw:style-name="gr9" draw:text-style-name="P5" draw:layer="layout" svg:x1="1.6cm" svg:y1="3.6cm" svg:x2="5.85cm" svg:y2="3.6cm">
            <text:p/>
          </draw:line>
          <draw:line draw:style-name="gr9" draw:text-style-name="P5" draw:layer="layout" svg:x1="1.6cm" svg:y1="2.5cm" svg:x2="5.85cm" svg:y2="2.5cm">
            <text:p/>
          </draw:line>
          <draw:frame draw:style-name="gr20" draw:text-style-name="P9" draw:layer="layout" svg:width="1.61cm" svg:height="0.962cm" svg:x="2.94cm" svg:y="17.638cm">
            <draw:text-box>
              <text:p><text:span text:style-name="T5">PC</text:span></text:p>
            </draw:text-box>
          </draw:frame>
          <draw:frame draw:style-name="gr20" draw:text-style-name="P9" draw:layer="layout" svg:width="1.311cm" svg:height="0.962cm" svg:x="2.94cm" svg:y="16.5cm">
            <draw:text-box>
              <text:p><text:span text:style-name="T5">LR</text:span></text:p>
            </draw:text-box>
          </draw:frame>
          <draw:frame draw:style-name="gr20" draw:text-style-name="P9" draw:layer="layout" svg:width="1.86cm" svg:height="0.962cm" svg:x="2.761cm" svg:y="15.25cm">
            <draw:text-box>
              <text:p><text:span text:style-name="T5">R12</text:span></text:p>
            </draw:text-box>
          </draw:frame>
          <draw:frame draw:style-name="gr19" draw:text-style-name="P9" draw:layer="layout" svg:width="1.5cm" svg:height="0.962cm" svg:x="2.95cm" svg:y="14.138cm">
            <draw:text-box>
              <text:p><text:span text:style-name="T5">R3</text:span></text:p>
            </draw:text-box>
          </draw:frame>
          <draw:frame draw:style-name="gr21" draw:text-style-name="P9" draw:layer="layout" svg:width="1.311cm" svg:height="1cm" svg:x="2.902cm" svg:y="13.1cm">
            <draw:text-box>
              <text:p><text:span text:style-name="T5">R2</text:span></text:p>
            </draw:text-box>
          </draw:frame>
          <draw:frame draw:style-name="gr19" draw:text-style-name="P9" draw:layer="layout" svg:width="1.449cm" svg:height="0.962cm" svg:x="2.951cm" svg:y="12cm">
            <draw:text-box>
              <text:p><text:span text:style-name="T5">R1</text:span></text:p>
            </draw:text-box>
          </draw:frame>
          <draw:frame draw:style-name="gr22" draw:text-style-name="P9" draw:layer="layout" svg:width="1.449cm" svg:height="1cm" svg:x="2.9cm" svg:y="10.75cm">
            <draw:text-box>
              <text:p><text:span text:style-name="T5">R0</text:span></text:p>
            </draw:text-box>
          </draw:frame>
          <draw:frame draw:style-name="gr20" draw:text-style-name="P10" draw:layer="layout" svg:width="1.699cm" svg:height="0.962cm" svg:x="2.751cm" svg:y="9.538cm">
            <draw:text-box>
              <text:p><text:span text:style-name="T6">R11</text:span></text:p>
            </draw:text-box>
          </draw:frame>
          <draw:frame draw:style-name="gr22" draw:text-style-name="P10" draw:layer="layout" svg:width="1.75cm" svg:height="1cm" svg:x="2.751cm" svg:y="8.35cm">
            <draw:text-box>
              <text:p><text:span text:style-name="T6">R10</text:span></text:p>
            </draw:text-box>
          </draw:frame>
          <draw:frame draw:style-name="gr19" draw:text-style-name="P10" draw:layer="layout" svg:width="1.35cm" svg:height="0.962cm" svg:x="2.9cm" svg:y="7.25cm">
            <draw:text-box>
              <text:p><text:span text:style-name="T6">R9</text:span></text:p>
            </draw:text-box>
          </draw:frame>
          <draw:frame draw:style-name="gr20" draw:text-style-name="P10" draw:layer="layout" svg:width="1.311cm" svg:height="0.962cm" svg:x="2.889cm" svg:y="6.138cm">
            <draw:text-box>
              <text:p><text:span text:style-name="T6">R8</text:span></text:p>
            </draw:text-box>
          </draw:frame>
          <draw:frame draw:style-name="gr20" draw:text-style-name="P10" draw:layer="layout" svg:width="1.311cm" svg:height="0.962cm" svg:x="2.951cm" svg:y="5cm">
            <draw:text-box>
              <text:p><text:span text:style-name="T6">R7</text:span></text:p>
            </draw:text-box>
          </draw:frame>
          <draw:frame draw:style-name="gr23" draw:text-style-name="P10" draw:layer="layout" svg:width="1.5cm" svg:height="0.962cm" svg:x="2.9cm" svg:y="3.788cm">
            <draw:text-box>
              <text:p><text:span text:style-name="T6">R6</text:span></text:p>
            </draw:text-box>
          </draw:frame>
          <draw:frame draw:style-name="gr24" draw:text-style-name="P10" draw:layer="layout" svg:width="1.62cm" svg:height="0.962cm" svg:x="2.89cm" svg:y="1.388cm">
            <draw:text-box>
              <text:p><text:span text:style-name="T6">R4</text:span></text:p>
            </draw:text-box>
          </draw:frame>
          <draw:frame draw:style-name="gr25" draw:text-style-name="P10" draw:layer="layout" svg:width="1.666cm" svg:height="0.962cm" svg:x="2.85cm" svg:y="2.538cm">
            <draw:text-box>
              <text:p><text:span text:style-name="T6">R5</text:span></text:p>
            </draw:text-box>
          </draw:frame>
          <draw:line draw:style-name="gr9" draw:text-style-name="P5" draw:layer="layout" svg:x1="1.6cm" svg:y1="4.8cm" svg:x2="5.85cm" svg:y2="4.8cm">
            <text:p/>
          </draw:line>
          <draw:line draw:style-name="gr9" draw:text-style-name="P5" draw:layer="layout" svg:x1="1.6cm" svg:y1="6cm" svg:x2="5.85cm" svg:y2="6cm">
            <text:p/>
          </draw:line>
          <draw:line draw:style-name="gr9" draw:text-style-name="P5" draw:layer="layout" svg:x1="1.6cm" svg:y1="7.2cm" svg:x2="5.85cm" svg:y2="7.2cm">
            <text:p/>
          </draw:line>
          <draw:line draw:style-name="gr9" draw:text-style-name="P5" draw:layer="layout" svg:x1="1.6cm" svg:y1="8.3cm" svg:x2="5.85cm" svg:y2="8.3cm">
            <text:p/>
          </draw:line>
          <draw:line draw:style-name="gr9" draw:text-style-name="P5" draw:layer="layout" svg:x1="1.6cm" svg:y1="9.4cm" svg:x2="5.85cm" svg:y2="9.4cm">
            <text:p/>
          </draw:line>
          <draw:line draw:style-name="gr9" draw:text-style-name="P5" draw:layer="layout" svg:x1="1.6cm" svg:y1="10.6cm" svg:x2="5.85cm" svg:y2="10.6cm">
            <text:p/>
          </draw:line>
          <draw:line draw:style-name="gr9" draw:text-style-name="P5" draw:layer="layout" svg:x1="1.6cm" svg:y1="11.9cm" svg:x2="5.85cm" svg:y2="11.9cm">
            <text:p/>
          </draw:line>
          <draw:line draw:style-name="gr9" draw:text-style-name="P5" draw:layer="layout" svg:x1="1.6cm" svg:y1="13cm" svg:x2="5.85cm" svg:y2="13cm">
            <text:p/>
          </draw:line>
          <draw:line draw:style-name="gr9" draw:text-style-name="P5" draw:layer="layout" svg:x1="1.6cm" svg:y1="14.1cm" svg:x2="5.85cm" svg:y2="14.1cm">
            <text:p/>
          </draw:line>
          <draw:line draw:style-name="gr9" draw:text-style-name="P5" draw:layer="layout" svg:x1="1.6cm" svg:y1="15.2cm" svg:x2="5.85cm" svg:y2="15.2cm">
            <text:p/>
          </draw:line>
          <draw:line draw:style-name="gr9" draw:text-style-name="P5" draw:layer="layout" svg:x1="1.6cm" svg:y1="16.3cm" svg:x2="5.85cm" svg:y2="16.3cm">
            <text:p/>
          </draw:line>
          <draw:line draw:style-name="gr9" draw:text-style-name="P5" draw:layer="layout" svg:x1="1.6cm" svg:y1="17.5cm" svg:x2="5.85cm" svg:y2="17.5cm">
            <text:p/>
          </draw:line>
          <draw:line draw:style-name="gr9" draw:text-style-name="P5" draw:layer="layout" svg:x1="1.6cm" svg:y1="18.6cm" svg:x2="5.85cm" svg:y2="18.6cm">
            <text:p/>
          </draw:line>
        </draw:g>
        <draw:g draw:style-name="gr17">
          <draw:custom-shape draw:style-name="gr18" draw:text-style-name="P8" draw:layer="layout" svg:width="4.25cm" svg:height="18.45cm" svg:x="23.8cm" svg:y="1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9" draw:layer="layout" svg:width="2.25cm" svg:height="0.962cm" svg:x="24.85cm" svg:y="18.75cm">
            <draw:text-box>
              <text:p><text:span text:style-name="T5">xS</text:span><text:span text:style-name="T5">P</text:span><text:span text:style-name="T5">R</text:span></text:p>
            </draw:text-box>
          </draw:frame>
          <draw:line draw:style-name="gr9" draw:text-style-name="P5" draw:layer="layout" svg:x1="23.8cm" svg:y1="3.6cm" svg:x2="28.05cm" svg:y2="3.6cm">
            <text:p/>
          </draw:line>
          <draw:line draw:style-name="gr9" draw:text-style-name="P5" draw:layer="layout" svg:x1="23.8cm" svg:y1="2.5cm" svg:x2="28.05cm" svg:y2="2.5cm">
            <text:p/>
          </draw:line>
          <draw:frame draw:style-name="gr20" draw:text-style-name="P9" draw:layer="layout" svg:width="1.61cm" svg:height="0.962cm" svg:x="25.14cm" svg:y="17.638cm">
            <draw:text-box>
              <text:p><text:span text:style-name="T5">PC</text:span></text:p>
            </draw:text-box>
          </draw:frame>
          <draw:frame draw:style-name="gr20" draw:text-style-name="P9" draw:layer="layout" svg:width="1.311cm" svg:height="0.962cm" svg:x="25.14cm" svg:y="16.5cm">
            <draw:text-box>
              <text:p><text:span text:style-name="T5">LR</text:span></text:p>
            </draw:text-box>
          </draw:frame>
          <draw:frame draw:style-name="gr20" draw:text-style-name="P9" draw:layer="layout" svg:width="1.86cm" svg:height="0.962cm" svg:x="24.961cm" svg:y="15.25cm">
            <draw:text-box>
              <text:p><text:span text:style-name="T5">R12</text:span></text:p>
            </draw:text-box>
          </draw:frame>
          <draw:frame draw:style-name="gr19" draw:text-style-name="P9" draw:layer="layout" svg:width="1.5cm" svg:height="0.962cm" svg:x="25.15cm" svg:y="14.138cm">
            <draw:text-box>
              <text:p><text:span text:style-name="T5">R3</text:span></text:p>
            </draw:text-box>
          </draw:frame>
          <draw:frame draw:style-name="gr21" draw:text-style-name="P9" draw:layer="layout" svg:width="1.311cm" svg:height="1cm" svg:x="25.102cm" svg:y="13.1cm">
            <draw:text-box>
              <text:p><text:span text:style-name="T5">R2</text:span></text:p>
            </draw:text-box>
          </draw:frame>
          <draw:frame draw:style-name="gr19" draw:text-style-name="P9" draw:layer="layout" svg:width="1.449cm" svg:height="0.962cm" svg:x="25.151cm" svg:y="12cm">
            <draw:text-box>
              <text:p><text:span text:style-name="T5">R1</text:span></text:p>
            </draw:text-box>
          </draw:frame>
          <draw:frame draw:style-name="gr22" draw:text-style-name="P9" draw:layer="layout" svg:width="1.449cm" svg:height="1cm" svg:x="25.1cm" svg:y="10.75cm">
            <draw:text-box>
              <text:p><text:span text:style-name="T5">R0</text:span></text:p>
            </draw:text-box>
          </draw:frame>
          <draw:frame draw:style-name="gr20" draw:text-style-name="P10" draw:layer="layout" svg:width="1.699cm" svg:height="0.962cm" svg:x="24.951cm" svg:y="9.538cm">
            <draw:text-box>
              <text:p><text:span text:style-name="T6">R11</text:span></text:p>
            </draw:text-box>
          </draw:frame>
          <draw:frame draw:style-name="gr22" draw:text-style-name="P10" draw:layer="layout" svg:width="1.75cm" svg:height="1cm" svg:x="24.951cm" svg:y="8.35cm">
            <draw:text-box>
              <text:p><text:span text:style-name="T6">R10</text:span></text:p>
            </draw:text-box>
          </draw:frame>
          <draw:frame draw:style-name="gr19" draw:text-style-name="P10" draw:layer="layout" svg:width="1.35cm" svg:height="0.962cm" svg:x="25.1cm" svg:y="7.25cm">
            <draw:text-box>
              <text:p><text:span text:style-name="T6">R9</text:span></text:p>
            </draw:text-box>
          </draw:frame>
          <draw:frame draw:style-name="gr20" draw:text-style-name="P10" draw:layer="layout" svg:width="1.311cm" svg:height="0.962cm" svg:x="25.089cm" svg:y="6.138cm">
            <draw:text-box>
              <text:p><text:span text:style-name="T6">R8</text:span></text:p>
            </draw:text-box>
          </draw:frame>
          <draw:frame draw:style-name="gr20" draw:text-style-name="P10" draw:layer="layout" svg:width="1.311cm" svg:height="0.962cm" svg:x="25.151cm" svg:y="5cm">
            <draw:text-box>
              <text:p><text:span text:style-name="T6">R7</text:span></text:p>
            </draw:text-box>
          </draw:frame>
          <draw:frame draw:style-name="gr23" draw:text-style-name="P10" draw:layer="layout" svg:width="1.5cm" svg:height="0.962cm" svg:x="25.1cm" svg:y="3.788cm">
            <draw:text-box>
              <text:p><text:span text:style-name="T6">R6</text:span></text:p>
            </draw:text-box>
          </draw:frame>
          <draw:frame draw:style-name="gr24" draw:text-style-name="P10" draw:layer="layout" svg:width="1.62cm" svg:height="0.962cm" svg:x="25.09cm" svg:y="1.388cm">
            <draw:text-box>
              <text:p><text:span text:style-name="T6">R4</text:span></text:p>
            </draw:text-box>
          </draw:frame>
          <draw:frame draw:style-name="gr25" draw:text-style-name="P10" draw:layer="layout" svg:width="1.666cm" svg:height="0.962cm" svg:x="25.05cm" svg:y="2.538cm">
            <draw:text-box>
              <text:p><text:span text:style-name="T6">R5</text:span></text:p>
            </draw:text-box>
          </draw:frame>
          <draw:line draw:style-name="gr9" draw:text-style-name="P5" draw:layer="layout" svg:x1="23.8cm" svg:y1="4.8cm" svg:x2="28.05cm" svg:y2="4.8cm">
            <text:p/>
          </draw:line>
          <draw:line draw:style-name="gr9" draw:text-style-name="P5" draw:layer="layout" svg:x1="23.8cm" svg:y1="6cm" svg:x2="28.05cm" svg:y2="6cm">
            <text:p/>
          </draw:line>
          <draw:line draw:style-name="gr9" draw:text-style-name="P5" draw:layer="layout" svg:x1="23.8cm" svg:y1="7.2cm" svg:x2="28.05cm" svg:y2="7.2cm">
            <text:p/>
          </draw:line>
          <draw:line draw:style-name="gr9" draw:text-style-name="P5" draw:layer="layout" svg:x1="23.8cm" svg:y1="8.3cm" svg:x2="28.05cm" svg:y2="8.3cm">
            <text:p/>
          </draw:line>
          <draw:line draw:style-name="gr9" draw:text-style-name="P5" draw:layer="layout" svg:x1="23.8cm" svg:y1="9.4cm" svg:x2="28.05cm" svg:y2="9.4cm">
            <text:p/>
          </draw:line>
          <draw:line draw:style-name="gr9" draw:text-style-name="P5" draw:layer="layout" svg:x1="23.8cm" svg:y1="10.6cm" svg:x2="28.05cm" svg:y2="10.6cm">
            <text:p/>
          </draw:line>
          <draw:line draw:style-name="gr9" draw:text-style-name="P5" draw:layer="layout" svg:x1="23.8cm" svg:y1="11.9cm" svg:x2="28.05cm" svg:y2="11.9cm">
            <text:p/>
          </draw:line>
          <draw:line draw:style-name="gr9" draw:text-style-name="P5" draw:layer="layout" svg:x1="23.8cm" svg:y1="13cm" svg:x2="28.05cm" svg:y2="13cm">
            <text:p/>
          </draw:line>
          <draw:line draw:style-name="gr9" draw:text-style-name="P5" draw:layer="layout" svg:x1="23.8cm" svg:y1="14.1cm" svg:x2="28.05cm" svg:y2="14.1cm">
            <text:p/>
          </draw:line>
          <draw:line draw:style-name="gr9" draw:text-style-name="P5" draw:layer="layout" svg:x1="23.8cm" svg:y1="15.2cm" svg:x2="28.05cm" svg:y2="15.2cm">
            <text:p/>
          </draw:line>
          <draw:line draw:style-name="gr9" draw:text-style-name="P5" draw:layer="layout" svg:x1="23.8cm" svg:y1="16.3cm" svg:x2="28.05cm" svg:y2="16.3cm">
            <text:p/>
          </draw:line>
          <draw:line draw:style-name="gr9" draw:text-style-name="P5" draw:layer="layout" svg:x1="23.8cm" svg:y1="17.5cm" svg:x2="28.05cm" svg:y2="17.5cm">
            <text:p/>
          </draw:line>
          <draw:line draw:style-name="gr9" draw:text-style-name="P5" draw:layer="layout" svg:x1="23.8cm" svg:y1="18.6cm" svg:x2="28.05cm" svg:y2="18.6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avid CLM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6T11:34:24.063850387</meta:creation-date>
    <meta:generator>LibreOffice/24.2.7.2$Linux_X86_64 LibreOffice_project/420$Build-2</meta:generator>
    <dc:date>2026-01-26T20:59:42.790274788</dc:date>
    <meta:editing-duration>PT1H24M43S</meta:editing-duration>
    <meta:editing-cycles>13</meta:editing-cycles>
    <meta:document-statistic meta:object-count="91"/>
  </office:meta>
</office:document-meta>
</file>